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48cm" fo:min-width="3.948cm" fo:padding-top="0.151cm" fo:padding-bottom="0.151cm" fo:padding-left="0.276cm" fo:padding-right="0.276cm" loext:decorative="false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48cm" fo:min-width="1.698cm" fo:padding-top="0.151cm" fo:padding-bottom="0.151cm" fo:padding-left="0.276cm" fo:padding-right="0.276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48cm" fo:min-width="1.198cm" fo:padding-top="0.151cm" fo:padding-bottom="0.151cm" fo:padding-left="0.276cm" fo:padding-right="0.276cm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48cm" fo:min-width="2.448cm" fo:padding-top="0.151cm" fo:padding-bottom="0.151cm" fo:padding-left="0.276cm" fo:padding-right="0.276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48cm" fo:min-width="2.698cm" fo:padding-top="0.151cm" fo:padding-bottom="0.151cm" fo:padding-left="0.276cm" fo:padding-right="0.276cm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onsolas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Consolas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5cm" svg:height="2.25cm" svg:x="13.5cm" svg:y="3.25cm">
          <text:p text:style-name="P1"><text:span text:style-name="T1">17,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.25cm" svg:x="5.65cm" svg:y="7.5cm">
          <text:p text:style-name="P1"><text:span text:style-name="T1">6,10,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.25cm" svg:x="14.2cm" svg:y="7.4cm">
          <text:p text:style-name="P1"><text:span text:style-name="T1">24,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.25cm" svg:x="21.3cm" svg:y="7.4cm">
          <text:p text:style-name="P1"><text:span text:style-name="T1">3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5cm" svg:height="2.25cm" svg:x="1.15cm" svg:y="11.75cm">
          <text:p text:style-name="P1"><text:span text:style-name="T1">2,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5cm" svg:height="2.25cm" svg:x="3.8cm" svg:y="11.7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2.25cm" svg:x="5.95cm" svg:y="11.75cm">
          <text:p text:style-name="P1"><text:span text:style-name="T1">12,1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25cm" svg:height="2.25cm" svg:x="9.35cm" svg:y="11.75cm">
          <text:p text:style-name="P1"><text:span text:style-name="T1">15,1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5cm" svg:height="2.25cm" svg:x="13.95cm" svg:y="11.7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5cm" svg:height="2.25cm" svg:x="15.95cm" svg:y="11.75cm">
          <text:p text:style-name="P1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5cm" svg:height="2.25cm" svg:x="17.95cm" svg:y="11.75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5cm" svg:height="2.25cm" svg:x="22.05cm" svg:y="11.75cm">
          <text:p text:style-name="P1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2.25cm" svg:x="24.2cm" svg:y="11.75cm">
          <text:p text:style-name="P1"><text:span text:style-name="T1">39,40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8cm" svg:y1="7.5cm" svg:x2="15.75cm" svg:y2="5.5cm">
          <text:p/>
        </draw:line>
        <draw:line draw:style-name="gr6" draw:text-style-name="P3" draw:layer="layout" svg:x1="16.5cm" svg:y1="7.5cm" svg:x2="15.75cm" svg:y2="5.5cm">
          <text:p/>
        </draw:line>
        <draw:line draw:style-name="gr6" draw:text-style-name="P3" draw:layer="layout" svg:x1="23.5cm" svg:y1="7.5cm" svg:x2="15.75cm" svg:y2="5.5cm">
          <text:p/>
        </draw:line>
        <draw:line draw:style-name="gr6" draw:text-style-name="P3" draw:layer="layout" svg:x1="2.25cm" svg:y1="11.75cm" svg:x2="8cm" svg:y2="9.75cm">
          <text:p/>
        </draw:line>
        <draw:line draw:style-name="gr6" draw:text-style-name="P3" draw:layer="layout" svg:x1="4.75cm" svg:y1="11.75cm" svg:x2="8cm" svg:y2="9.75cm">
          <text:p/>
        </draw:line>
        <draw:line draw:style-name="gr6" draw:text-style-name="P3" draw:layer="layout" svg:x1="7.5cm" svg:y1="11.75cm" svg:x2="8cm" svg:y2="9.75cm">
          <text:p/>
        </draw:line>
        <draw:line draw:style-name="gr6" draw:text-style-name="P3" draw:layer="layout" svg:x1="11cm" svg:y1="11.75cm" svg:x2="8cm" svg:y2="9.75cm">
          <text:p/>
        </draw:line>
        <draw:line draw:style-name="gr6" draw:text-style-name="P3" draw:layer="layout" svg:x1="14.75cm" svg:y1="11.75cm" svg:x2="16.5cm" svg:y2="9.75cm">
          <text:p/>
        </draw:line>
        <draw:line draw:style-name="gr6" draw:text-style-name="P3" draw:layer="layout" svg:x1="18.75cm" svg:y1="11.75cm" svg:x2="16.5cm" svg:y2="9.75cm">
          <text:p/>
        </draw:line>
        <draw:line draw:style-name="gr6" draw:text-style-name="P3" draw:layer="layout" svg:x1="16.75cm" svg:y1="11.75cm" svg:x2="16.5cm" svg:y2="9.75cm">
          <text:p/>
        </draw:line>
        <draw:line draw:style-name="gr6" draw:text-style-name="P3" draw:layer="layout" svg:x1="22.75cm" svg:y1="11.75cm" svg:x2="23.5cm" svg:y2="9.75cm">
          <text:p/>
        </draw:line>
        <draw:line draw:style-name="gr6" draw:text-style-name="P3" draw:layer="layout" svg:x1="25.75cm" svg:y1="11.75cm" svg:x2="23.5cm" svg:y2="9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8T08:12:06.121000000</meta:creation-date>
    <dc:date>2023-12-18T09:06:58.458000000</dc:date>
    <meta:editing-duration>PT39M42S</meta:editing-duration>
    <meta:editing-cycles>1</meta:editing-cycles>
    <meta:document-statistic meta:object-count="25"/>
    <meta:generator>LibreOffice/7.6.4.1$Windows_X86_64 LibreOffice_project/e19e193f88cd6c0525a17fb7a176ed8e6a3e2aa1</meta:generator>
  </office:meta>
</office:document-meta>
</file>